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db4b5" officeooo:paragraph-rsid="0017aec6"/>
    </style:style>
    <style:style style:name="P2" style:family="paragraph" style:parent-style-name="Standard">
      <style:text-properties style:font-name="Arial" fo:font-weight="bold" officeooo:rsid="000db4b5" officeooo:paragraph-rsid="0017aec6" style:font-weight-asian="bold" style:font-weight-complex="bold"/>
    </style:style>
    <style:style style:name="P3" style:family="paragraph" style:parent-style-name="Text_20_body">
      <style:text-properties officeooo:paragraph-rsid="00135656"/>
    </style:style>
    <style:style style:name="P4" style:family="paragraph" style:parent-style-name="Text_20_body" style:list-style-name="L1">
      <style:text-properties officeooo:rsid="0013df0f" officeooo:paragraph-rsid="00135656"/>
    </style:style>
    <style:style style:name="P5" style:family="paragraph" style:parent-style-name="Text_20_body" style:list-style-name="L2">
      <style:text-properties officeooo:paragraph-rsid="00162401"/>
    </style:style>
    <style:style style:name="P6" style:family="paragraph" style:parent-style-name="Text_20_body" style:list-style-name="L3">
      <style:text-properties officeooo:rsid="00162401" officeooo:paragraph-rsid="00162401"/>
    </style:style>
    <style:style style:name="P7" style:family="paragraph" style:parent-style-name="Text_20_body" style:list-style-name="L4">
      <style:text-properties officeooo:rsid="001735ee" officeooo:paragraph-rsid="001735ee"/>
    </style:style>
    <style:style style:name="P8" style:family="paragraph" style:parent-style-name="Text_20_body">
      <style:text-properties officeooo:rsid="001735ee" officeooo:paragraph-rsid="001735ee"/>
    </style:style>
    <style:style style:name="T1" style:family="text">
      <style:text-properties fo:font-weight="bold" style:font-weight-asian="bold" style:font-weight-complex="bold"/>
    </style:style>
    <style:style style:name="T2" style:family="text">
      <style:text-properties fo:font-weight="normal" officeooo:rsid="00162401" style:font-weight-asian="normal" style:font-weight-complex="normal"/>
    </style:style>
    <style:style style:name="T3" style:family="text">
      <style:text-properties fo:font-weight="normal" officeooo:rsid="001c8769" style:font-weight-asian="normal" style:font-weight-complex="normal"/>
    </style:style>
    <style:style style:name="T4" style:family="text">
      <style:text-properties fo:font-weight="normal" officeooo:rsid="0017aec6" style:font-weight-asian="normal" style:font-weight-complex="normal"/>
    </style:style>
    <style:style style:name="T5" style:family="text">
      <style:text-properties officeooo:rsid="0017aec6"/>
    </style:style>
    <style:style style:name="T6" style:family="text">
      <style:text-properties officeooo:rsid="001862bc"/>
    </style:style>
    <style:style style:name="T7" style:family="text">
      <style:text-properties officeooo:rsid="001a04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me:</text:span> <text:span text:style-name="T6">Daniel Squires</text:span></text:p>
      <text:p text:style-name="P1"><text:span text:style-name="T1">Classes Contributed to:</text:span> <text:span text:style-name="T5">Animation, Connect4Animation and Connect4AnimationPane</text:span></text:p>
      <text:p text:style-name="P2">System Contributed to: </text:p>
      <text:p text:style-name="P2">Subsystems Contributed to: <text:span text:style-name="T3">Game subsystem, </text:span><text:span text:style-name="T4">Animation Sub-System</text:span></text:p>
      <text:p text:style-name="P2">Tests:</text:p>
      <text:p text:style-name="P1"><text:span text:style-name="T1">Manager Role:</text:span> <text:span text:style-name="T5">Implementation Manager</text:span></text:p>
      <text:p text:style-name="P1"/>
      <text:p text:style-name="P1">Manager Report:</text:p>
      <text:p text:style-name="P3"><text:span text:style-name="Default_20_Paragraph_20_Font"><text:span text:style-name="T1">Are all team members competent in Java?</text:span></text:span> </text:p>
      <text:list xml:id="list8736606199560110061" text:style-name="L1">
        <text:list-item>
          <text:p text:style-name="P4">A couple of members have shown to be very strong in Java and have needed no/little help in programming their classes, the rest of the group have ranged from pretty competent to fairly competent, and needed help from either myself or Gavin at times to complete their classes.</text:p>
        </text:list-item>
      </text:list>
      <text:p text:style-name="P3"><text:span text:style-name="Default_20_Paragraph_20_Font"><text:span text:style-name="T1">Is design documentation clear enough to begin implementation? </text:span></text:span></text:p>
      <text:list xml:id="list929446662381694093" text:style-name="L2">
        <text:list-item>
          <text:p text:style-name="P5"><text:span text:style-name="Default_20_Paragraph_20_Font"><text:span text:style-name="T2">The other group did not follow their own design documentation so we were not able to do so either.</text:span></text:span></text:p>
        </text:list-item>
      </text:list>
      <text:p text:style-name="P3"><text:span text:style-name="Default_20_Paragraph_20_Font"><text:span text:style-name="T1">Are all team members following Bob's Concise Coding Conventions?</text:span></text:span> </text:p>
      <text:list xml:id="list7559980584161441" text:style-name="L3">
        <text:list-item>
          <text:p text:style-name="P6">Yes, Gavin and I have made sure that everyone has followed Bob's Coding Conventions when they have been coding, and we as a group are rigorously going through the classes, both ours and the other groups, to get rid of as many convention breaks as we possibly can.</text:p>
        </text:list-item>
      </text:list>
      <text:p text:style-name="P3"><text:span text:style-name="Default_20_Paragraph_20_Font"><text:span text:style-name="T1">Are team members taking advantage of shared and or reusable code where possible?</text:span></text:span> </text:p>
      <text:list xml:id="list1114288879969854680" text:style-name="L4">
        <text:list-item>
          <text:p text:style-name="P7">Most team members have taken advantage of shared and/or reusable code when and where possible, the only time this has not happened has been the AI classes where a superclass may have been a good idea due to a fairly large amount of duplicate code, but apart from that, shared and/or reusable code has been used. The Animation hierarchy is a good example of this as where-ever code is shared between the 2 sub-classes, it was moved into the superclass for better access.</text:p>
        </text:list-item>
      </text:list>
      <text:p text:style-name="P8"/>
      <text:p text:style-name="P8">“<text:span text:style-name="T7">Dan was responsible for adding animation to the game of Connect Four to meet the specification, he was also responsible for Othello, but this was given to Ben when he returned from illness, and for implementing the Animation Superclass. This included coordinating with Ben to get the animations working with the implementation that we got. <text:s/>His implementation has delivered responsive, attractive anim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7:39:36.535000000</meta:creation-date>
    <dc:date>2014-03-27T20:51:34.123000000</dc:date>
    <meta:editing-duration>PT19M37S</meta:editing-duration>
    <meta:editing-cycles>9</meta:editing-cycles>
    <meta:generator>LibreOffice/4.2.1.1$Windows_x86 LibreOffice_project/d7dbbd7842e6a58b0f521599204e827654e1fb8b</meta:generator>
    <meta:document-statistic meta:table-count="0" meta:image-count="0" meta:object-count="0" meta:page-count="1" meta:paragraph-count="16" meta:word-count="328" meta:character-count="2006" meta:non-whitespace-character-count="1692"/>
  </office:meta>
</office:document-meta>
</file>